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5f72d"/>
    </style:style>
    <style:style style:name="P2" style:family="paragraph" style:parent-style-name="Standard">
      <style:text-properties officeooo:rsid="0015f72d" officeooo:paragraph-rsid="0015f72d"/>
    </style:style>
    <style:style style:name="P3" style:family="paragraph" style:parent-style-name="Standard">
      <style:text-properties fo:font-weight="bold" officeooo:rsid="0015f72d" officeooo:paragraph-rsid="0015f72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Ile wiadomości i jakiego typu wysłał komputer? </text:p>
      <text:p text:style-name="P1"/>
      <text:p text:style-name="P3">4 Type: 8 (Echo (ping) request)</text:p>
      <text:p text:style-name="P2"/>
      <text:p text:style-name="P1">b) Ile wiadomości i jakiego typu otrzymał komputer? </text:p>
      <text:p text:style-name="P1"/>
      <text:p text:style-name="P3">3 Type: 3 (Destination unreachable)</text:p>
      <text:p text:style-name="P2"/>
      <text:p text:style-name="P1">c) Określić adres IP oraz MAC źródła i odbiorcy przechwyconych wiadomości ICMP.</text:p>
      <text:p text:style-name="P1"/>
      <text:p text:style-name="P3">IP (źródła) 192.168.13.25, IP (odbiorcy) 150.254.11.6</text:p>
      <text:p text:style-name="P2"/>
      <text:p text:style-name="P3">MAC : nadawcy (bc:ae:c5:cd:88:62), odbiorcy (fc:f9:38:a3:a1:4f)</text:p>
      <text:p text:style-name="P2"/>
      <text:p text:style-name="P1">d) Jakie są różnice pomiędzy adresem IPv4 i MAC?</text:p>
      <text:p text:style-name="P1"/>
      <text:p text:style-name="P3">IPv4 składa się z samych cyfr </text:p>
      <text:p text:style-name="P1"/>
      <text:p text:style-name="P1">e) Określić wartość parametru TTL. </text:p>
      <text:p text:style-name="P1"/>
      <text:p text:style-name="P3">Time to Live: 128</text:p>
      <text:p text:style-name="P3">Time to Live: 55</text:p>
      <text:p text:style-name="P2"/>
      <text:p text:style-name="P1">f) Co to jest TTL i dlaczego jest ustawiany w pakietach IP? </text:p>
      <text:p text:style-name="P1"/>
      <text:p text:style-name="P3">Czas wykonania polecenia i przesyłu tiku.</text:p>
      <text:p text:style-name="P1"/>
      <text:p text:style-name="P1">g) Czy pole o podobnym znaczeniu znajduje się w ramce ethernetowej? </text:p>
      <text:p text:style-name="P1"/>
      <text:p text:style-name="P3">Tak</text:p>
      <text:p text:style-name="P1"/>
      <text:p text:style-name="P1">h) Co się stanie jeżeli polecenie ping zostanie użyte z przełącznikiem –i 2: ping helios.et.put.poznan.pl –i 2 </text:p>
      <text:p text:style-name="P1"/>
      <text:p text:style-name="P3">Adres ip odbiorcy ulega zmienie.</text:p>
      <text:p text:style-name="P1"/>
      <text:p text:style-name="P1"/>
      <text:p text:style-name="P1"/>
      <text:p text:style-name="P1"/>
      <text:p text:style-name="P1"/>
      <text:p text:style-name="P1"/>
      <text:p text:style-name="P1">a) Ile wiadomości i jakiego typu wysłał komputer? </text:p>
      <text:p text:style-name="P1"/>
      <text:p text:style-name="P1">b) Ile wiadomości i jakiego typu odebrał komputer? </text:p>
      <text:p text:style-name="P1"/>
      <text:p text:style-name="P1">c) Określić adres IP oraz MAC źródła i odbiorcy przechwyconych wiadomości ICMP.</text:p>
      <text:p text:style-name="P1"/>
      <text:p text:style-name="P1">d) Określić wartość parametru TTL w poszczególnych pakietach.</text:p>
      <text:p text:style-name="P1"/>
      <text:p text:style-name="P1">e) Narysuj graf przepływu pakietów (na podstawie grafu wygenerowanego przez wireshark).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1T17:56:10.780000000</dc:date>
    <meta:editing-duration>PT36M7S</meta:editing-duration>
    <meta:editing-cycles>1</meta:editing-cycles>
    <meta:document-statistic meta:table-count="0" meta:image-count="0" meta:object-count="0" meta:page-count="1" meta:paragraph-count="23" meta:word-count="178" meta:character-count="1153" meta:non-whitespace-character-count="988"/>
    <meta:generator>LibreOffice/7.4.1.2$Windows_X86_64 LibreOffice_project/3c58a8f3a960df8bc8fd77b461821e42c061c5f0</meta:generator>
  </office:meta>
</office:document-meta>
</file>